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his is the <text:span text:style-name="T1">first</text:span> paragraph. And it has <text:span text:style-name="T2">two</text:span> sentences.</text:p>
      <text:p text:style-name="Standard"/>
      <text:p text:style-name="Standard">Third paragraph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16T11:32:03</meta:creation-date>
    <meta:editing-duration>PT00H02M20S</meta:editing-duration>
    <meta:editing-cycles>4</meta:editing-cycles>
    <meta:generator>OpenOffice.org/3.1$Win32 OpenOffice.org_project/310m19$Build-9420</meta:generator>
    <dc:date>2010-04-13T15:57:02.46</dc:date>
    <dc:creator>Yves Savourel</dc:creator>
    <dc:description>First line of comments.
Second line of comments.</dc:description>
    <dc:title>Title of the document</dc:title>
    <meta:document-statistic meta:table-count="0" meta:image-count="0" meta:object-count="0" meta:page-count="1" meta:paragraph-count="2" meta:word-count="12" meta:character-count="70"/>
    <meta:user-defined meta:name="Info 1"/>
    <meta:user-defined meta:name="Info 2"/>
    <meta:user-defined meta:name="Info 3"/>
    <meta:user-defined meta:name="Info 4"/>
  </office:meta>
</office:document-meta>
</file>